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bbf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signment 3- Function Design and Modularization - Create a document that describes the design of two</text:p>
      <text:p text:style-name="Standard">modular functions: one that returns the factorial of a number, and another that calculates the nth Fibonacci</text:p>
      <text:p text:style-name="Standard">number. Include pseudocode and a brief explanation of how modularity in programming helps with code</text:p>
      <text:p text:style-name="Standard">reuse and organization.</text:p>
      <text:p text:style-name="Standard">1) Pseudocode for factorial of a number..</text:p>
      <text:p text:style-name="Standard">Step1:Begin</text:p>
      <text:p text:style-name="Standard">Step2:Read the Input</text:p>
      <text:p text:style-name="Standard">step3:set factorial=1.</text:p>
      <text:p text:style-name="Standard">step4:for(i=0;i&lt;Num;i++)</text:p>
      <text:p text:style-name="Standard">step4:factorial = factorial * i</text:p>
      <text:p text:style-name="Standard">step6:End Loop</text:p>
      <text:p text:style-name="Standard">step7:Write factorial.</text:p>
      <text:p text:style-name="Standard">step8:End.</text:p>
      <text:p text:style-name="Standard">2) Function block for factorial of a number.</text:p>
      <text:p text:style-name="Standard">int Factorial(int Num)</text:p>
      <text:p text:style-name="Standard">{</text:p>
      <text:p text:style-name="Standard">int i,Factor;</text:p>
      <text:p text:style-name="Standard">Factor = 1;</text:p>
      <text:p text:style-name="Standard">for(i=1;i&lt;=num;i++)</text:p>
      <text:p text:style-name="Standard">{</text:p>
      <text:p text:style-name="Standard">Factor = Factor * i ;</text:p>
      <text:p text:style-name="Standard">}</text:p>
      <text:p text:style-name="Standard">return Factor ;</text:p>
      <text:p text:style-name="Standard">}</text:p>
      <text:p text:style-name="Standard">//---------------------------------------------//</text:p>
      <text:p text:style-name="Standard">3)Pseudocode for Fibonacci of a number..</text:p>
      <text:p text:style-name="Standard">Step1:Begin</text:p>
      <text:p text:style-name="Standard">Step2:Read Input Number into N</text:p>
      <text:p text:style-name="Standard">Step3:Set Num1 = 0 ;Num2 = 1;</text:p>
      <text:p text:style-name="Standard">Step4:for(i=2;i&lt;=N;i++)</text:p>
      <text:p text:style-name="Standard">Step5:Set Num3 = Num1 + Num2, Num1 = Num2, Num2 = Num3.</text:p>
      <text:p text:style-name="Standard">Step6:End loop</text:p>
      <text:p text:style-name="Standard">Step7:Write Num3</text:p>
      <text:p text:style-name="Standard">Step8:End</text:p>
      <text:p text:style-name="Standard">4)Function Block for Fibonaci Number.</text:p>
      <text:p text:style-name="Standard">int Fibonaci(int N)</text:p>
      <text:p text:style-name="Standard">{</text:p>
      <text:p text:style-name="Standard">int i,Num1,Num2,Num3;</text:p>
      <text:p text:style-name="Standard">Num1 = 0;Num2=1;</text:p>
      <text:p text:style-name="Standard">For(int i=2;i&lt;=N;i++)</text:p>
      <text:p text:style-name="Standard">{</text:p>
      <text:p text:style-name="Standard">Num3 = Num1 + Num2;</text:p>
      <text:p text:style-name="Standard">Num1 = Num2;</text:p>
      <text:p text:style-name="Standard">Num2 = Num3;</text:p>
      <text:p text:style-name="Standard">}</text:p>
      <text:p text:style-name="Standard">return Num3</text:p>
      <text:p text:style-name="Standard">}</text:p>
      <text:p text:style-name="Standard">5) Main Block Calling fibonaci Number and Factorial of a number.</text:p>
      <text:p text:style-name="Standard">#inclide&lt;stdio.h&gt;</text:p>
      <text:p text:style-name="Standard"><text:soft-page-break/>int Fibonaci(int);</text:p>
      <text:p text:style-name="Standard">int Factorial(int);</text:p>
      <text:p text:style-name="Standard">int main()</text:p>
      <text:p text:style-name="Standard">{</text:p>
      <text:p text:style-name="Standard">int N,numFactorial,numFibobaci;</text:p>
      <text:p text:style-name="Standard">printf("\n Enter the Number : ");</text:p>
      <text:p text:style-name="Standard">scanf("%d",&amp;N)</text:p>
      <text:p text:style-name="Standard">numFactorial = Factorial(N);</text:p>
      <text:p text:style-name="Standard">numFibobaci = Fibonaci(N);</text:p>
      <text:p text:style-name="Standard">printf("\n Factoial of input number is : %d",numFactorial);</text:p>
      <text:p text:style-name="Standard">printf("\n Fibonaci Number of input number is : %d",numFibobaci);</text:p>
      <text:p text:style-name="Standard">}</text:p>
      <text:p text:style-name="Standard">6) Final code including main and function block.</text:p>
      <text:p text:style-name="Standard">#include&lt;stdio.h&gt;</text:p>
      <text:p text:style-name="Standard">int Fibonaci(int);</text:p>
      <text:p text:style-name="Standard">int Factorial(int);</text:p>
      <text:p text:style-name="Standard">int main()</text:p>
      <text:p text:style-name="Standard">{</text:p>
      <text:p text:style-name="Standard">int N,numFactorial,numFibobaci;</text:p>
      <text:p text:style-name="Standard">printf("\n Enter the Number : ");</text:p>
      <text:p text:style-name="Standard">scanf("%d",&amp;N)</text:p>
      <text:p text:style-name="Standard">numFactorial = Factorial(N);</text:p>
      <text:p text:style-name="Standard">numFibobaci = Fibonaci(N);</text:p>
      <text:p text:style-name="Standard">printf("\n Factoial of input number is : %d",numFactorial);</text:p>
      <text:p text:style-name="Standard">printf("\n Fibonaci Number of input number is : %d",numFibobaci);</text:p>
      <text:p text:style-name="Standard">}</text:p>
      <text:p text:style-name="Standard">int Fibonaci(int N)</text:p>
      <text:p text:style-name="Standard">{</text:p>
      <text:p text:style-name="Standard">int i,Num1,Num2,Num3;</text:p>
      <text:p text:style-name="Standard">Num1 = 0;Num2=1;</text:p>
      <text:p text:style-name="Standard">For(int i=2;i&lt;=N;i++)</text:p>
      <text:p text:style-name="Standard">{</text:p>
      <text:p text:style-name="Standard">Num3 = Num1 + Num2;</text:p>
      <text:p text:style-name="Standard">Num1 = Num2;</text:p>
      <text:p text:style-name="Standard">Num2 = Num3;</text:p>
      <text:p text:style-name="Standard">}</text:p>
      <text:p text:style-name="Standard">return Num3</text:p>
      <text:p text:style-name="Standard">}</text:p>
      <text:p text:style-name="Standard">int Factorial(int Num)</text:p>
      <text:p text:style-name="Standard">{</text:p>
      <text:p text:style-name="Standard">int i,Factor;</text:p>
      <text:p text:style-name="Standard">Factor = 1;</text:p>
      <text:p text:style-name="Standard">for(i=1;i&lt;=num;i++)</text:p>
      <text:p text:style-name="Standard">{</text:p>
      <text:p text:style-name="Standard">Factor = Factor * i ;</text:p>
      <text:p text:style-name="Standard">}</text:p>
      <text:p text:style-name="Standard">return Factor ;</text:p>
      <text:p text:style-name="Standard">}</text:p>
      <text:p text:style-name="Standard">7)A brief explanation of how modularity in programming helps with code reuse and organization.</text:p>
      <text:p text:style-name="Standard">Ans:Modularity in programing helps use for easy understanding of code flow.It also helps to esaily</text:p>
      <text:p text:style-name="Standard">debug.If we mentain code modularity then we driretly step into the</text:p>
      <text:p text:style-name="Standard"><text:soft-page-break/>the function block which casing problem while debbing instead of going through whole code.Not only</text:p>
      <text:p text:style-name="Standard">in debugging but also buliding logic it helps us a lot.</text:p>
      <text:p text:style-name="Standard">If we divide code into diffent function block then it helps to use those block if we requrie in any part of</text:p>
      <text:p text:style-name="Standard">code rather than writing down the code again and again.<text:span text:style-name="T1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8:58:56.517719199</meta:creation-date>
    <dc:date>2024-03-25T18:59:27.630804398</dc:date>
    <meta:editing-duration>PT31S</meta:editing-duration>
    <meta:editing-cycles>1</meta:editing-cycles>
    <meta:document-statistic meta:table-count="0" meta:image-count="0" meta:object-count="0" meta:page-count="3" meta:paragraph-count="104" meta:word-count="424" meta:character-count="2693" meta:non-whitespace-character-count="2374"/>
    <meta:generator>LibreOffice/7.3.7.2$Linux_X86_64 LibreOffice_project/30$Build-2</meta:generator>
  </office:meta>
</office:document-meta>
</file>